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2" style:family="paragraph" style:parent-style-name="Standard"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4pt" fo:language="pl" fo:country="PL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language="pl" fo:country="PL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style:use-window-font-color="true" style:font-name="Arial" fo:font-size="10pt" fo:language="pl" fo:country="PL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use-window-font-color="true" style:font-name="Arial" fo:font-size="10pt" fo:language="pl" fo:country="PL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9" style:family="paragraph" style:parent-style-name="Standard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use-window-font-color="true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3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Heading_20_5">
      <style:text-properties fo:font-variant="normal" fo:text-transform="none" fo:color="#18171b" style:font-name="Arial" fo:font-size="12pt" fo:letter-spacing="normal" fo:language="pl" fo:country="PL" fo:font-style="normal" fo:font-weight="bold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text-properties fo:font-variant="normal" fo:text-transform="none" style:use-window-font-color="true" style:font-name="Arial" fo:font-size="10pt" fo:letter-spacing="normal" fo:language="pl" fo:country="PL" fo:font-style="normal" fo:font-weight="bol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style:use-window-font-color="true" fo:language="pl" fo:country="PL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10" style:family="text">
      <style:text-properties fo:font-variant="normal" fo:text-transform="none" style:use-window-font-color="true" fo:letter-spacing="normal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ff950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ff950e" style:font-name="Arial" fo:font-size="10pt" fo:letter-spacing="normal" fo:font-style="normal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language="pl" fo:country="PL" style:language-asian="zxx" style:country-asian="none" style:language-complex="zxx" style:country-complex="none"/>
    </style:style>
    <style:style style:name="T15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8" style:family="text">
      <style:text-properties fo:language="pl" fo:country="PL" fo:font-style="normal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color="#ff950e"/>
    </style:style>
    <style:style style:name="T20" style:family="text">
      <style:text-properties fo:color="#ff950e" style:font-name="Arial" fo:font-size="10pt" style:font-size-asian="10pt" style:font-size-complex="10pt"/>
    </style:style>
    <style:style style:name="T21" style:family="text">
      <style:text-properties fo:color="#ff950e" fo:font-weight="normal"/>
    </style:style>
    <style:style style:name="T22" style:family="text">
      <style:text-properties fo:color="#ff950e" style:font-weight-asian="bold" style:font-weight-complex="bold"/>
    </style:style>
    <style:style style:name="T23" style:family="text">
      <style:text-properties fo:color="#00ae00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AMPSERVER 2.4</text:p>
      <text:p text:style-name="P7"/>
      <text:p text:style-name="P7">1. Pobieramy i instalujemy WAMPSERVER 2.4</text:p>
      <text:p text:style-name="P7"/>
      <text:p text:style-name="P7"><text:tab/>Wampserver2.4-x64.exe</text:p>
      <text:p text:style-name="P7"><text:tab/>Wampserver2.4-x86.exe – dla systemu 32 bit</text:p>
      <text:p text:style-name="P7"/>
      <text:p text:style-name="P7">2. Konfigurujemy server:</text:p>
      <text:p text:style-name="P7"/>
      <text:p text:style-name="P7"><text:tab/>W pliku:</text:p>
      <text:p text:style-name="Standard"><text:span text:style-name="Strong_20_Emphasis"><text:span text:style-name="T4"><text:tab/><text:tab/>C:\wamp\bin\apache\Apache2.4.4\bin\php.ini</text:span></text:span><text:span text:style-name="T4"> </text:span></text:p>
      <text:p text:style-name="P7"><text:tab/>w sekcji <text:span text:style-name="T5">[xdebug] </text:span>dodajemy następujący wpis:</text:p>
      <text:p text:style-name="P8"><text:tab/><text:tab/>xdebug.max_nesting_level = 250</text:p>
      <text:p text:style-name="P7"/>
      <text:p text:style-name="P7"><text:tab/>Od komentować:</text:p>
      <text:p text:style-name="P7"/>
      <text:p text:style-name="P8"><text:tab/><text:tab/>extension=php_intl.dll</text:p>
      <text:p text:style-name="P8"/>
      <text:p text:style-name="P8"><text:tab/><text:span text:style-name="T7">oraz od komentować w dwóch miejscach:</text:span></text:p>
      <text:p text:style-name="P8"/>
      <text:p text:style-name="P8"><text:tab/>C:\wamp\bin\php\php5.4.12\php.ini</text:p>
      <text:p text:style-name="P6"><text:span text:style-name="Strong_20_Emphasis"><text:span text:style-name="T14"><text:tab/>C:\wamp\bin\apache\Apache2.4.4\bin\php.ini</text:span></text:span></text:p>
      <text:p text:style-name="P8"/>
      <text:p text:style-name="P16"><text:tab/><text:tab/><text:span text:style-name="T5">extension=php_openssl.dll</text:span></text:p>
      <text:p text:style-name="P7"/>
      <text:p text:style-name="P7"><text:tab/>W pliku:</text:p>
      <text:p text:style-name="P7"><text:tab/><text:tab/>C:/wamp/bin/apache/Apache2.2.17/conf/httpd.conf</text:p>
      <text:p text:style-name="P7"><text:tab/><text:tab/><text:span text:style-name="T5">LoadModule rewrite_module modules/mod_rewrite.so &lt;- od komentować</text:span></text:p>
      <text:p text:style-name="P7"/>
      <text:p text:style-name="P7">3. Ustawiamy zmienne środowiskowe:</text:p>
      <text:p text:style-name="P7"/>
      <text:p text:style-name="P17">Stary-&gt;Komputer-&gt;Własności-&gt;Zaawansowane ustawienia systemu-&gt;Zmienne środowiskowe-&gt;path-&gt;edytuj</text:p>
      <text:p text:style-name="P17"/>
      <text:p text:style-name="P17"><text:tab/>Dla działania php:</text:p>
      <text:p text:style-name="P17"><text:tab/><text:tab/><text:span text:style-name="T5">C:\wamp\bin\php\php5.4.16;</text:span></text:p>
      <text:p text:style-name="P18"><text:tab/><text:tab/>C:\wamp\bin\mysql\mysql5.6.12\bin;</text:p>
      <text:p text:style-name="P17"/>
      <text:p text:style-name="P17">4. Dodajemy na dysku <text:span text:style-name="T5">c:\UnxUtils</text:span> </text:p>
      <text:p text:style-name="P17"/>
      <text:p text:style-name="P17">Download: <text:span text:style-name="T5">http://sourceforge.net/projects/unxutils/</text:span></text:p>
      <text:p text:style-name="P7"/>
      <text:p text:style-name="P17">Ustawiamy zmienne środowiskowe:</text:p>
      <text:p text:style-name="P17">Stary-&gt;Komputer-&gt;Własności-&gt;Zaawansowane ustawienia systemu-&gt;Zmienne środowiskowe-&gt;path-&gt;edytuj</text:p>
      <text:p text:style-name="P17"/>
      <text:p text:style-name="P17"><text:tab/>Dodajemy wpisy:</text:p>
      <text:p text:style-name="P17"><text:tab/><text:tab/><text:span text:style-name="T5">C:\UnxUtils\bin;</text:span></text:p>
      <text:p text:style-name="P18"><text:tab/><text:tab/>C:\UnxUtils\usr\local\wbin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GIT</text:p>
      <text:p text:style-name="P9"/>
      <text:p text:style-name="P9">1. Instalacja git</text:p>
      <text:p text:style-name="P9"/>
      <text:p text:style-name="P4"><text:span text:style-name="T15"><text:tab/>Wchodzimy na stronę: </text:span><text:a xlink:type="simple" xlink:href="https://git-scm.com/download/win">https://git-scm.com/download/win</text:a><text:span text:style-name="T15"> i pobieramy narzędzie git</text:span></text:p>
      <text:p text:style-name="P9"/>
      <text:p text:style-name="P7"><text:span text:style-name="T7">2. Po zainstalowaniu będziemy mogli odpalić wiersz poleceń </text:span><text:span text:style-name="T5">GitBash</text:span></text:p>
      <text:p text:style-name="P9"/>
      <text:p text:style-name="P9">3. Sprawdzenie konfiguracji</text:p>
      <text:p text:style-name="P9"/>
      <text:p text:style-name="P9"><text:tab/>git config –list</text:p>
      <text:p text:style-name="P9"/>
      <text:p text:style-name="P9">4. Przeprowadzamy podstawową konfigurację:</text:p>
      <text:p text:style-name="P9"/>
      <text:p text:style-name="P9"><text:tab/>$ git config --global user.name "Your Name Here"</text:p>
      <text:p text:style-name="P9"><text:tab/># Sets the default name for git to use when you commit</text:p>
      <text:p text:style-name="P9"/>
      <text:p text:style-name="P9"><text:tab/>$ git config --global user.email "your_email@youremail.com"</text:p>
      <text:p text:style-name="P9"><text:tab/># Sets the default email for git to use when you commit</text:p>
      <text:p text:style-name="P9"/>
      <text:p text:style-name="P9">np.</text:p>
      <text:p text:style-name="P9"/>
      <text:p text:style-name="P9"><text:tab/>$ git config --global user.name "sidczak-tti"</text:p>
      <text:p text:style-name="P9"><text:tab/>$ git config --global user.email "sidczak@tti.com.pl"</text:p>
      <text:p text:style-name="P9"/>
      <text:p text:style-name="P11">GITHUB:</text:p>
      <text:p text:style-name="P7"/>
      <text:p text:style-name="P7">1. Zakładanie repozytorium:</text:p>
      <text:p text:style-name="P7"/>
      <text:p text:style-name="P7"><text:tab/>Po zalogowaniu na swoje koto git. Wchodzimy na stronę: </text:p>
      <text:p text:style-name="P4"><text:span text:style-name="T14"><text:tab/></text:span><text:a xlink:type="simple" xlink:href="https://github.com/new">https://github.com/new</text:a><text:span text:style-name="T14"> i zakładamy repozytorium: </text:span><text:span text:style-name="T16">blog</text:span></text:p>
      <text:p text:style-name="P7"/>
      <text:p text:style-name="P7">2. Ściągamy projekt na nasz komputer:</text:p>
      <text:p text:style-name="P7"><text:tab/><text:span text:style-name="T7">Na dysku </text:span><text:span text:style-name="T5">c:</text:span><text:span text:style-name="T7"> zakładamy katalog </text:span><text:span text:style-name="T5">sf2-git-tutorials</text:span><text:span text:style-name="T7">:</text:span></text:p>
      <text:p text:style-name="P7"/>
      <text:p text:style-name="P8"><text:span text:style-name="T7">3. Uruchamiamy </text:span>GitBash <text:span text:style-name="T7">narzędzie, które zainstalowaliśmy w poprzednim kroku i wchodzimy do katalogu <text:s/></text:span>sf2-git-tutorials.</text:p>
      <text:p text:style-name="P9"/>
      <text:p text:style-name="P9">4. Klonowanie repozytorium, które stworzyliśmy na github:</text:p>
      <text:p text:style-name="P9"/>
      <text:p text:style-name="P5"><text:span text:style-name="T14"><text:tab/>$ git clone </text:span><text:a xlink:type="simple" xlink:href="https://github.com/sidczak-tti/blog.git">https://github.com/sidczak-tti/blog.gi</text:a><text:span text:style-name="T14">t</text:span></text:p>
      <text:p text:style-name="P9">lub</text:p>
      <text:p text:style-name="P9"><text:tab/>$ git clone git@github.com:sidczak-tti/blog.git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YMFONY</text:p>
      <text:p text:style-name="P9"/>
      <text:p text:style-name="P9">1. Pobranie i instalacja symfony w katalogu <text:span text:style-name="T5">c:\sf2-git-tutorials</text:span>:</text:p>
      <text:p text:style-name="P8"/>
      <text:p text:style-name="P7">http://symfony.com/download?v=Symfony_Standard_Vendors_2.8.0.zip</text:p>
      <text:p text:style-name="P7">http://symfony.com/download?v=Symfony_Standard_Vendors_2.8.0.tgz</text:p>
      <text:p text:style-name="P19"/>
      <text:p text:style-name="P19">lub</text:p>
      <text:h text:style-name="P24" text:outline-level="5">Installation on Windows</text:h>
      <text:p text:style-name="P19">1. Odpalamy wiersz poleceń i instalujemy narzędzie do pobrania symfony</text:p>
      <text:p text:style-name="P19"/>
      <text:p text:style-name="P25"><text:span text:style-name="T6"><text:tab/></text:span><text:span text:style-name="T22">c:\&gt; php -r "file_put_contents('symfony', file_get_contents('http://symfony.com/installer'));" </text:span></text:p>
      <text:p text:style-name="P19">2. Zakładanie projektu</text:p>
      <text:p text:style-name="P19"/>
      <text:p text:style-name="P20"><text:span text:style-name="T2"><text:tab/></text:span><text:span text:style-name="T20">$ </text:span><text:span text:style-name="T12">symfony new my_project 2.8</text:span></text:p>
      <text:p text:style-name="P13"/>
      <text:p text:style-name="P20"><text:span text:style-name="T8">Wchodzimy do katalogu </text:span><text:span text:style-name="T9">c:\</text:span><text:span text:style-name="T9">sf2-git-tutorials </text:span><text:span text:style-name="T8">i uruchamiamy polecenie:</text:span></text:p>
      <text:p text:style-name="P13"/>
      <text:p text:style-name="P20"><text:span text:style-name="T8"><text:tab/></text:span><text:span text:style-name="T12">$ symfony new blog 2.8</text:span></text:p>
      <text:p text:style-name="P13"/>
      <text:p text:style-name="P14">Composer</text:p>
      <text:p text:style-name="P13"/>
      <text:p text:style-name="P13">Jeśli nie możesz użyć instalatora możesz zainstalować symfony korzystając z Composer</text:p>
      <text:p text:style-name="P13"/>
      <text:p text:style-name="P15">curl -s http://getcomposer.org/installer | php</text:p>
      <text:p text:style-name="P23">$ php composer.phar create-project symfony/framework-standard-edition project_name 2.8.0</text:p>
      <text:p text:style-name="P13"/>
      <text:p text:style-name="P13">np.</text:p>
      <text:p text:style-name="P13"/>
      <text:p text:style-name="P23">$ php composer.phar create-project symfony/framework-standard-edition blog 2.8.0</text:p>
      <text:p text:style-name="P13"/>
      <text:p text:style-name="P13"/>
      <text:p text:style-name="P7">3. Do pliku httpd.conf dopisujemy:</text:p>
      <text:p text:style-name="P7"/>
      <text:p text:style-name="P7"><text:tab/>win# C:\wamp\bin\apache\Apache2.4.4\conf\httpd.conf</text:p>
      <text:p text:style-name="P7"><text:tab/>linux# /etc/httpd/conf/httpd.conf</text:p>
      <text:p text:style-name="P7"/>
      <text:p text:style-name="P7">#127.0.0.31 <text:s text:c="5"/>blog.localhost</text:p>
      <text:p text:style-name="P7">NameVirtualHost 127.0.0.31:80</text:p>
      <text:p text:style-name="P7">Listen 127.0.0.31:80</text:p>
      <text:p text:style-name="P7">&lt;VirtualHost 127.0.0.31:80&gt;</text:p>
      <text:p text:style-name="P7"><text:s text:c="2"/>DocumentRoot "C:/sf2-git-tutorials/blog/web"</text:p>
      <text:p text:style-name="P7"><text:s text:c="2"/>DirectoryIndex app.php</text:p>
      <text:p text:style-name="P7"/>
      <text:p text:style-name="P7"><text:s text:c="2"/>#Linux UBUNTU</text:p>
      <text:p text:style-name="P7"><text:s text:c="2"/>#ErrorLog /var/log/apache2/blog-error.log</text:p>
      <text:p text:style-name="P7"><text:s text:c="2"/>#CustomLog /var/log/apache2/blog-access.log combined</text:p>
      <text:p text:style-name="P7"><text:s text:c="4"/></text:p>
      <text:p text:style-name="P7"><text:s text:c="2"/>#Wamp Server</text:p>
      <text:p text:style-name="P7"><text:s text:c="2"/>ErrorLog C:/wamp/logs/blog-error.log</text:p>
      <text:p text:style-name="P7"><text:s text:c="2"/>CustomLog C:/wamp/logs/blog-access.log combined</text:p>
      <text:p text:style-name="P7"/>
      <text:p text:style-name="P7"><text:s text:c="2"/>&lt;Directory "C:/sf2-git-tutorials/blog/web"&gt;</text:p>
      <text:p text:style-name="P7"><text:s text:c="4"/>AllowOverride All</text:p>
      <text:p text:style-name="P7"><text:s text:c="4"/>Allow from All</text:p>
      <text:p text:style-name="P7"><text:s text:c="2"/>&lt;/Directory&gt;</text:p>
      <text:p text:style-name="P7">&lt;/VirtualHost&gt;</text:p>
      <text:p text:style-name="P7"/>
      <text:p text:style-name="P7"/>
      <text:p text:style-name="P7"/>
      <text:p text:style-name="P7"><text:soft-page-break/>4. Do pliku httpd-vhosts.conf dopisujemy:</text:p>
      <text:p text:style-name="P7"/>
      <text:p text:style-name="P7"><text:tab/>C:\wamp\bin\apache\Apache2.4.4\conf\extra\httpd-vhosts.conf</text:p>
      <text:p text:style-name="P7"/>
      <text:p text:style-name="P7">#127.0.0.31 <text:s text:c="5"/>blog.localhost</text:p>
      <text:p text:style-name="P7">&lt;VirtualHost 127.0.0.31:80&gt;</text:p>
      <text:p text:style-name="P7"><text:s text:c="2"/>ServerName blog.localhost</text:p>
      <text:p text:style-name="P7"><text:s text:c="2"/>DocumentRoot "C:/sf2-git-tutorials/blog/web"</text:p>
      <text:p text:style-name="P7"><text:s text:c="2"/>DirectoryIndex app.php</text:p>
      <text:p text:style-name="P7"><text:s text:c="2"/></text:p>
      <text:p text:style-name="P7"><text:s text:c="2"/>#Linux UBUNTU</text:p>
      <text:p text:style-name="P7"><text:s text:c="2"/>#ErrorLog /var/log/apache2/blog-error.log</text:p>
      <text:p text:style-name="P7"><text:s text:c="2"/>#CustomLog /var/log/apache2/blog-access.log combined</text:p>
      <text:p text:style-name="P7"/>
      <text:p text:style-name="P7"><text:s text:c="2"/>#Wamp Server</text:p>
      <text:p text:style-name="P7"><text:s text:c="2"/>ErrorLog C:/wamp/logs/blog-error.log</text:p>
      <text:p text:style-name="P7"><text:s text:c="2"/>CustomLog C:/wamp/logs/blog-access.log combined</text:p>
      <text:p text:style-name="P7"/>
      <text:p text:style-name="P7"><text:s text:c="2"/>&lt;Directory "C:/sf2-git-tutorials/blog/web"&gt;</text:p>
      <text:p text:style-name="P7"><text:s text:c="4"/>AllowOverride All</text:p>
      <text:p text:style-name="P7"><text:s text:c="4"/>Allow from All</text:p>
      <text:p text:style-name="P7"><text:s text:c="2"/>&lt;/Directory&gt;</text:p>
      <text:p text:style-name="P7">&lt;/VirtualHost&gt;</text:p>
      <text:p text:style-name="P7"/>
      <text:p text:style-name="P7">5. W katalogu C:/wamp/logs tworzymy dwa pliki:</text:p>
      <text:p text:style-name="P7"/>
      <text:p text:style-name="P8"><text:tab/>blog-error.log</text:p>
      <text:p text:style-name="P8"><text:tab/>blog-access.log</text:p>
      <text:p text:style-name="P7"/>
      <text:p text:style-name="P7">6. Ustawiamy host:</text:p>
      <text:p text:style-name="P7"/>
      <text:p text:style-name="P7"><text:tab/>win# C:/Windows/System32/drivers/etc/hosts</text:p>
      <text:p text:style-name="P7"><text:tab/>linux# /etc/hosts</text:p>
      <text:p text:style-name="P7"/>
      <text:p text:style-name="P7"><text:tab/><text:span text:style-name="T5">127.0.0.31 <text:s text:c="5"/>blog.localhost</text:span></text:p>
      <text:p text:style-name="P7"/>
      <text:p text:style-name="P7"><text:tab/>Aby modyfikować "hosts" nalezy otworzyć plik przez edytor zamknąć edytor, a następnie uruchomić go jeszcze raz przez -&gt; Uruchom jako administrator</text:p>
      <text:p text:style-name="P7"><text:tab/>Aby modyfikować "hosts" nalezy włączyć edytor tekstowy poprzez -&gt; Uruchom jako administrator, a następnie przeciągnąć do edytora plik</text:p>
      <text:p text:style-name="P7"/>
      <text:p text:style-name="P8"><text:tab/>win# resetujemy wampserver</text:p>
      <text:p text:style-name="P8"><text:tab/>linux# sudo service httpd restart</text:p>
      <text:p text:style-name="P7"/>
      <text:p text:style-name="P7">7. Wyczyszczenie katalogu</text:p>
      <text:p text:style-name="P7"/>
      <text:p text:style-name="P7">win</text:p>
      <text:p text:style-name="P7">$ rm -rf app/cache/*</text:p>
      <text:p text:style-name="P7">$ rm -rf app/logs/*</text:p>
      <text:p text:style-name="P7"/>
      <text:p text:style-name="P7">linux</text:p>
      <text:p text:style-name="P7">$ sudo chmod +a "www-data allow delete,write,append,file_inherit,directory_inherit" app/cache app/logs</text:p>
      <text:p text:style-name="P7">$ sudo chmod +a "`whoami` allow delete,write,append,file_inherit,directory_inherit" app/cache app/logs</text:p>
      <text:p text:style-name="P7"/>
      <text:p text:style-name="P7">8. Sprawdzenie konfiguracji</text:p>
      <text:p text:style-name="P7"/>
      <text:p text:style-name="P12"><text:span text:style-name="T14"><text:tab/></text:span><text:a xlink:type="simple" xlink:href="http://blog.localhost/config.php">http://blog.localhost/config.php</text:a></text:p>
      <text:p text:style-name="P13"/>
      <text:p text:style-name="P13"/>
      <text:p text:style-name="P13">9. Uruchomienie strony</text:p>
      <text:p text:style-name="P13"/>
      <text:p text:style-name="P12"><text:span text:style-name="T14"><text:tab/></text:span><text:a xlink:type="simple" xlink:href="http://blog.localhost/app_dev.php">http://blog.localhost/app_dev.php</text:a></text:p>
      <text:p text:style-name="P13"/>
      <text:p text:style-name="P13"><text:soft-page-break/>10. Ustawienie parametrów połączenia z bazą danych</text:p>
      <text:p text:style-name="P13"/>
      <text:p text:style-name="P5"><text:span text:style-name="T10"><text:tab/>C:\sf2-git-tutorials\blog\app\config\</text:span><text:span text:style-name="Emphasis"><text:span text:style-name="T17">parameters.yml</text:span></text:span></text:p>
      <text:p text:style-name="P5"><text:span text:style-name="Emphasis"><text:span text:style-name="T17"/></text:span></text:p>
      <text:p text:style-name="P5"><text:span text:style-name="Emphasis"><text:span text:style-name="T18"># This file is auto-generated during the composer install</text:span></text:span></text:p>
      <text:p text:style-name="P5"><text:span text:style-name="Emphasis"><text:span text:style-name="T18"><text:line-break/>parameters:<text:line-break/> <text:s text:c="3"/>database_host: 127.0.0.1<text:line-break/> <text:s text:c="3"/>database_port: null<text:line-break/> <text:s text:c="3"/>database_name: </text:span></text:span><text:span text:style-name="Emphasis"><text:span text:style-name="T23">blog</text:span></text:span><text:span text:style-name="Emphasis"><text:span text:style-name="T18">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ThisTokenIsNotSoSecretChangeIt</text:span></text:span></text:p>
      <text:p text:style-name="P5"><text:span text:style-name="Emphasis"><text:span text:style-name="T18"/></text:span></text:p>
      <text:p text:style-name="P5"><text:span text:style-name="Emphasis"><text:span text:style-name="T18">11. Wysłanie projektu do repozytorium</text:span></text:span></text:p>
      <text:p text:style-name="P8"/>
      <text:p text:style-name="P9"><text:tab/>Wchodzimy do katalogu:</text:p>
      <text:p text:style-name="P9"><text:tab/><text:tab/>C:\sf2-git-tutorials\blog</text:p>
      <text:p text:style-name="P9"/>
      <text:p text:style-name="P9">Następnie comitujemy projekt i wysyłamy go na serwer:</text:p>
      <text:p text:style-name="P9"/>
      <text:p text:style-name="P3"><text:tab/>git add .</text:p>
      <text:p text:style-name="P3"><text:tab/>git commit -m 'dodanie pliku'</text:p>
      <text:p text:style-name="P3"><text:tab/>$ git push https://github.com/sidczak-tti/blog.git master</text:p>
      <text:p text:style-name="P9"/>
      <text:p text:style-name="P9"><text:tab/>Zostaniemy poproszeni o login i hasło.</text:p>
      <text:p text:style-name="P9"/>
      <text:p text:style-name="P9">12. Aktualizacja projektu:</text:p>
      <text:p text:style-name="P9"/>
      <text:p text:style-name="P3"><text:tab/>git pull #pobranie z serwera najnowszej wersji projektu</text:p>
      <text:p text:style-name="P9"/>
      <text:p text:style-name="P9">Inne przydatne polecenia:</text:p>
      <text:p text:style-name="P9"/>
      <text:p text:style-name="P9"><text:tab/>git config --list - ustawienia git</text:p>
      <text:p text:style-name="P9"/>
      <text:p text:style-name="P9"><text:tab/>git checkout -- plik.txt - cofanie zmian w pliku</text:p>
      <text:p text:style-name="P9"/>
      <text:p text:style-name="P9"><text:tab/>git rm --cached -r mydirectory #usuwanie katalogu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NETBEANS</text:p>
      <text:p text:style-name="P7"/>
      <text:p text:style-name="P7">1. Pobieramy netbeans ze strony wersja <text:span text:style-name="T5">all</text:span>:</text:p>
      <text:p text:style-name="P4"><text:a xlink:type="simple" xlink:href="https://netbeans.org/downloads/"><text:span text:style-name="T14"/></text:a></text:p>
      <text:p text:style-name="P4"><text:span text:style-name="T14"><text:tab/></text:span><text:a xlink:type="simple" xlink:href="https://netbeans.org/downloads/">https://netbeans.org/downloads/</text:a></text:p>
      <text:p text:style-name="P7"/>
      <text:p text:style-name="P7">2. Dozbrajanie:</text:p>
      <text:p text:style-name="P7"/>
      <text:p text:style-name="P4"><text:span text:style-name="T14"><text:tab/></text:span><text:a xlink:type="simple" xlink:href="http://www.oracle.com/technetwork/java/javase/downloads/jdk8-downloads-2133151.html">http://www.oracle.com/technetwork/java/javase/downloads/jdk8-downloads-2133151.html</text:a></text:p>
      <text:p text:style-name="P7"/>
      <text:p text:style-name="P21"><text:span text:style-name="T14"><text:tab/>Windows x86 - 181.24 MB – </text:span><text:a xlink:type="simple" xlink:href="javascript:%20void(0)" office:name="jdk-8u65-oth-JPRXXXjdk-8u65-windows-i586.exe">jdk-8u65-windows-i586.exe</text:a></text:p>
      <text:p text:style-name="P21"><text:span text:style-name="T14"><text:tab/>Windows x64 - 186.57 MB – </text:span><text:a xlink:type="simple" xlink:href="javascript:%20void(0)" office:name="jdk-8u65-oth-JPRXXXjdk-8u65-windows-x64.exe">jdk-8u65-windows-x64.exe</text:a></text:p>
      <text:p text:style-name="P22"/>
      <text:p text:style-name="P7">3. Dodanie git repozytorium instrukcja:</text:p>
      <text:p text:style-name="P7"/>
      <text:p text:style-name="P7"><text:tab/>https://netbeans.org/kb/docs/ide/git.html</text:p>
      <text:p text:style-name="P7"/>
      <text:p text:style-name="P7"><text:span text:style-name="T13">Utworzenie nowego projektu w NETBEANS</text:span>:</text:p>
      <text:p text:style-name="P7"/>
      <text:p text:style-name="P7"/>
      <text:p text:style-name="P7">File -&gt; New project</text:p>
      <text:p text:style-name="P7">1. Choose Project</text:p>
      <text:p text:style-name="P7"><text:tab/>Categories: PHP, Projects: PHP Application</text:p>
      <text:p text:style-name="P7"/>
      <text:p text:style-name="P7">2. Name and Location</text:p>
      <text:p text:style-name="P7"/>
      <text:p text:style-name="P7"><text:tab/>Project Name: blog</text:p>
      <text:p text:style-name="P7"><text:tab/>Sources Folder: C:\sf2-git-tutorials\blog</text:p>
      <text:p text:style-name="P7"><text:tab/></text:p>
      <text:p text:style-name="P7">3. Run Configuration</text:p>
      <text:p text:style-name="P7"><text:tab/>Run As: Local Web Site</text:p>
      <text:p text:style-name="P7"><text:tab/>Project URL: http://blog.localhost</text:p>
      <text:p text:style-name="P7"><text:tab/></text:p>
      <text:p text:style-name="P7">4. PHP Frameworks</text:p>
      <text:p text:style-name="P7"><text:tab/>Symfony2 PHP Web Framework</text:p>
      <text:p text:style-name="P7"><text:tab/></text:p>
      <text:p text:style-name="P7">5. Comproser -&gt; Finish</text:p>
      <text:p text:style-name="P7"/>
      <text:p text:style-name="P7">Przycisk Run Project</text:p>
      <text:p text:style-name="P7"><text:tab/>Project URL: http://blog.localhost</text:p>
      <text:p text:style-name="P7"><text:tab/>IndexFile: app_dev.php</text:p>
      <text:p text:style-name="P7"/>
      <text:p text:style-name="P17"/>
      <text:p text:style-name="P17"/>
      <text:p text:style-name="P17"/>
      <text:p text:style-name="P17"/>
      <text:p text:style-name="P17"/>
      <text:p text:style-name="P2"><text:span text:style-name="Emphasis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M20S</meta:editing-duration>
    <meta:editing-cycles>88</meta:editing-cycles>
    <meta:generator>OpenOffice.org/3.3$Win32 OpenOffice.org_project/330m20$Build-9567</meta:generator>
    <dc:date>2015-12-02T16:25:31.39</dc:date>
    <dc:creator>szymon idczak</dc:creator>
    <meta:document-statistic meta:table-count="0" meta:image-count="0" meta:object-count="0" meta:page-count="6" meta:paragraph-count="181" meta:word-count="699" meta:character-count="6874"/>
    <meta:user-defined meta:name="Info 1"/>
    <meta:user-defined meta:name="Info 2"/>
    <meta:user-defined meta:name="Info 3"/>
    <meta:user-defined meta:name="Info 4"/>
  </office:meta>
</office:document-meta>
</file>